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28072B8D09F76ED9C6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446cm" svg:height="12.865cm" svg:x="3.54cm" svg:y="9.344cm">
          <draw:image xlink:href="Pictures/10000000000002800000028072B8D09F76ED9C64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06T10:40:57.408409719</dc:date>
    <meta:editing-duration>PT8M3S</meta:editing-duration>
    <meta:editing-cycles>1</meta:editing-cycles>
    <meta:generator>LibreOffice/6.4.7.2$Linux_X86_64 LibreOffice_project/40$Build-2</meta:generator>
    <meta:document-statistic meta:object-count="1"/>
  </office:meta>
</office:document-meta>
</file>